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dae91" officeooo:paragraph-rsid="002dae91"/>
    </style:style>
    <style:style style:name="P2" style:family="paragraph" style:parent-style-name="Text_20_body">
      <style:text-properties officeooo:rsid="002e3209" officeooo:paragraph-rsid="00305115"/>
    </style:style>
    <style:style style:name="P3" style:family="paragraph" style:parent-style-name="Text_20_body">
      <style:text-properties officeooo:rsid="002f2d22" officeooo:paragraph-rsid="00305115"/>
    </style:style>
    <style:style style:name="P4" style:family="paragraph" style:parent-style-name="Text_20_body">
      <style:text-properties officeooo:rsid="002f2d22" officeooo:paragraph-rsid="002e3209"/>
    </style:style>
    <style:style style:name="P5" style:family="paragraph" style:parent-style-name="Text_20_body">
      <style:text-properties officeooo:rsid="0025986f" officeooo:paragraph-rsid="00226504"/>
    </style:style>
    <style:style style:name="P6" style:family="paragraph" style:parent-style-name="Text_20_body" style:list-style-name="L1">
      <style:text-properties fo:font-weight="bold" officeooo:rsid="0025986f" officeooo:paragraph-rsid="0025986f" style:font-weight-asian="bold" style:font-weight-complex="bold"/>
    </style:style>
    <style:style style:name="P7" style:family="paragraph" style:parent-style-name="Text_20_body" style:list-style-name="L1">
      <style:text-properties fo:font-weight="bold" officeooo:rsid="0026a29a" officeooo:paragraph-rsid="0026a29a" style:font-weight-asian="bold" style:font-weight-complex="bold"/>
    </style:style>
    <style:style style:name="P8" style:family="paragraph" style:parent-style-name="Text_20_body">
      <style:text-properties fo:font-weight="bold" officeooo:rsid="0031e11d" officeooo:paragraph-rsid="0031e11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6a29a" style:font-weight-asian="normal" style:font-weight-complex="normal"/>
    </style:style>
    <style:style style:name="T3" style:family="text">
      <style:text-properties fo:font-weight="normal" officeooo:rsid="002a4ae0" style:font-weight-asian="normal" style:font-weight-complex="normal"/>
    </style:style>
    <style:style style:name="T4" style:family="text">
      <style:text-properties fo:font-weight="normal" officeooo:rsid="00305115" style:font-weight-asian="normal" style:font-weight-complex="normal"/>
    </style:style>
    <style:style style:name="T5" style:family="text">
      <style:text-properties fo:font-weight="normal" officeooo:rsid="00333f31" style:font-weight-asian="normal" style:font-weight-complex="normal"/>
    </style:style>
    <style:style style:name="T6" style:family="text">
      <style:text-properties officeooo:rsid="002a4ae0"/>
    </style:style>
    <style:style style:name="T7" style:family="text">
      <style:text-properties officeooo:rsid="002e11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Report: <text:span text:style-name="T6">Testing</text:span> phase </text:p>
      <text:p text:style-name="P1">The purpose of this report is to document how the team worked together on the testing phase of the group project. In this report we will described what went well, what didn’t work, how the team collaborated, and what we would change in the next project. Due to mismanaged time and underestimating the amount of work that was actually required to finish the game by the deadline for the development phase we started this phase with a healthy list of fixes and functionality needed. </text:p>
      <text:p text:style-name="P1">The first thing we did was add the remaining “levels” at the end of the game so that it can be playable for the testing team. <text:span text:style-name="T7">We had a few known bugs that we had to fix and expected a long list from the testing team but in the end we got a total of two bug reports. That being said the majority of our time was spent improving our game and submitting bug reports for the game assigned to us. </text:span></text:p>
      <text:p text:style-name="P2">Our team managed to get through the project without losing members, conflict, or bad feelings towards one another. We split up the work in order to keep a fluid work-flow, we also kept with our weekly team meetings. With the stress of the deadline relieved we noticed the quality of work we produced improved. </text:p>
      <text:p text:style-name="P3">Towards the beginning of this phase we spent a little too long simply waiting for bug reports to start flowing through, but as mentioned above we ended up with only two. This led us to planning and refactoring our code. </text:p>
      <text:p text:style-name="P4">One thing we would definitely do differently would be to start earlier and work in smaller sections. We found ourselves pushing our own deadlines in order to finish work for other classes, in the end we had to work for longer periods at a time. Going about it in this manner caused unnecessary frustrations and minor mistakes.</text:p>
      <text:p text:style-name="P5"><text:s/>The team as a whole helped each other whenever possible, but overall the workload was mostly divided up as follows: </text:p>
      <text:list xml:id="list4075703047804803418" text:style-name="L1">
        <text:list-item>
          <text:p text:style-name="P6">Jace Riehl (aka Philosopher Jerry): <text:span text:style-name="T2">Was in charge of</text:span><text:span text:style-name="T1"> the </text:span><text:span text:style-name="T3">generating the bug reports for the other team’s game and helped out with missing unit testing.</text:span></text:p>
        </text:list-item>
        <text:list-item>
          <text:p text:style-name="P7">Nathan Tipper (aka Boss Jerry):<text:span text:style-name="T1"> Was in charge of </text:span><text:span text:style-name="T3">the bulk of the refactoring and adding missing features and improvements. </text:span></text:p>
        </text:list-item>
        <text:list-item>
          <text:p text:style-name="P7">Michel Martel (aka Artsy Jerry): <text:span text:style-name="T1">Was in charge of </text:span><text:span text:style-name="T4">helping with the documents and coordinating the workflow.</text:span></text:p>
        </text:list-item>
        <text:list-item>
          <text:p text:style-name="P7">Vincent Cote (aka Handsome Jerry): <text:span text:style-name="T1">Was in charge </text:span><text:span text:style-name="T3">of fixing the UI bug, generating the reports and adding missing documentation to the classes.</text:span></text:p>
        </text:list-item>
      </text:list>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2:02:45.025711648</meta:creation-date>
    <dc:date>2017-04-07T15:33:53.527159751</dc:date>
    <meta:editing-duration>PT1H28M44S</meta:editing-duration>
    <meta:editing-cycles>14</meta:editing-cycles>
    <meta:generator>LibreOffice/5.1.6.2$Linux_X86_64 LibreOffice_project/10m0$Build-2</meta:generator>
    <meta:document-statistic meta:table-count="0" meta:image-count="0" meta:object-count="0" meta:page-count="1" meta:paragraph-count="11" meta:word-count="430" meta:character-count="2400" meta:non-whitespace-character-count="1977"/>
  </office:meta>
</office:document-meta>
</file>